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,Bold1" svg:font-family="'Calibri,Bold'"/>
    <style:font-face style:name="Courier New,Bold1" svg:font-family="'Courier New,Bold'"/>
    <style:font-face style:name="Mangal1" svg:font-family="Mangal"/>
    <style:font-face style:name="OpenSymbol" svg:font-family="OpenSymbol"/>
    <style:font-face style:name="Wingdings" svg:font-family="Wingdings"/>
    <style:font-face style:name="Calibri,Italic" svg:font-family="'Calibri,Italic'" style:font-family-generic="script"/>
    <style:font-face style:name="Calibri" svg:font-family="Calibri" style:font-family-generic="swiss"/>
    <style:font-face style:name="Calibri,Bold" svg:font-family="'Calibri,Bold'" style:font-family-generic="swiss"/>
    <style:font-face style:name="Calibri,Italic1" svg:font-family="'Calibri,Italic'" style:font-family-generic="swiss"/>
    <style:font-face style:name="Cambria" svg:font-family="Cambria" style:font-family-generic="swiss"/>
    <style:font-face style:name="Cambria,Bold" svg:font-family="'Cambria,Bold'" style:font-family-generic="swiss"/>
    <style:font-face style:name="Courier New,Bold" svg:font-family="'Courier New,Bold'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hirdParty" style:family="table">
      <style:table-properties style:width="17.013cm" fo:margin-left="0cm" fo:margin-right="-0.012cm" table:align="margins"/>
    </style:style>
    <style:style style:name="ThirdParty.A" style:family="table-column">
      <style:table-column-properties style:column-width="2.461cm" style:rel-column-width="1395*"/>
    </style:style>
    <style:style style:name="ThirdParty.B" style:family="table-column">
      <style:table-column-properties style:column-width="5.741cm" style:rel-column-width="3255*"/>
    </style:style>
    <style:style style:name="ThirdParty.C" style:family="table-column">
      <style:table-column-properties style:column-width="4.286cm" style:rel-column-width="2430*"/>
    </style:style>
    <style:style style:name="ThirdParty.D" style:family="table-column">
      <style:table-column-properties style:column-width="4.524cm" style:rel-column-width="2565*"/>
    </style:style>
    <style:style style:name="ThirdPar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hirdParty.D1" style:family="table-cell">
      <style:table-cell-properties fo:padding="0.097cm" fo:border="0.002cm solid #000000"/>
    </style:style>
    <style:style style:name="ThirdParty.A2" style:family="table-cell">
      <style:table-cell-properties fo:padding="0.097cm" fo:border-left="0.002cm solid #000000" fo:border-right="none" fo:border-top="none" fo:border-bottom="0.002cm solid #000000"/>
    </style:style>
    <style:style style:name="ThirdParty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ools" style:family="table">
      <style:table-properties style:width="17.013cm" fo:margin-left="0cm" fo:margin-right="-0.012cm" table:align="margins"/>
    </style:style>
    <style:style style:name="Tools.A" style:family="table-column">
      <style:table-column-properties style:column-width="2.566cm" style:rel-column-width="1455*"/>
    </style:style>
    <style:style style:name="Tools.B" style:family="table-column">
      <style:table-column-properties style:column-width="5.934cm" style:rel-column-width="3364*"/>
    </style:style>
    <style:style style:name="Tools.C" style:family="table-column">
      <style:table-column-properties style:column-width="4.249cm" style:rel-column-width="2409*"/>
    </style:style>
    <style:style style:name="Tools.D" style:family="table-column">
      <style:table-column-properties style:column-width="4.263cm" style:rel-column-width="2417*"/>
    </style:style>
    <style:style style:name="Tool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ools.D1" style:family="table-cell">
      <style:table-cell-properties fo:padding="0.097cm" fo:border="0.002cm solid #000000"/>
    </style:style>
    <style:style style:name="Tools.A2" style:family="table-cell">
      <style:table-cell-properties fo:padding="0.097cm" fo:border-left="0.002cm solid #000000" fo:border-right="none" fo:border-top="none" fo:border-bottom="0.002cm solid #000000"/>
    </style:style>
    <style:style style:name="Tool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Variables" style:family="table">
      <style:table-properties style:width="17.029cm" fo:margin-left="-0.016cm" fo:margin-right="-0.012cm" table:align="margins"/>
    </style:style>
    <style:style style:name="Variables.A" style:family="table-column">
      <style:table-column-properties style:column-width="4.524cm" style:rel-column-width="2565*"/>
    </style:style>
    <style:style style:name="Variables.B" style:family="table-column">
      <style:table-column-properties style:column-width="4.022cm" style:rel-column-width="2280*"/>
    </style:style>
    <style:style style:name="Variables.C" style:family="table-column">
      <style:table-column-properties style:column-width="8.483cm" style:rel-column-width="4809*"/>
    </style:style>
    <style:style style:name="Variabl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riables.C1" style:family="table-cell">
      <style:table-cell-properties fo:padding="0.097cm" fo:border="0.002cm solid #000000"/>
    </style:style>
    <style:style style:name="Variables.A2" style:family="table-cell">
      <style:table-cell-properties fo:padding="0.097cm" fo:border-left="0.002cm solid #000000" fo:border-right="none" fo:border-top="none" fo:border-bottom="0.002cm solid #000000"/>
    </style:style>
    <style:style style:name="Variabl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center" style:justify-single-word="false" style:text-autospace="none"/>
      <style:text-properties style:font-name="Cambria" fo:font-size="40pt" style:font-name-asian="Cambria" style:font-size-asian="40pt" style:font-name-complex="Cambria" style:font-size-complex="40pt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Cambria" fo:font-size="22pt" style:font-name-asian="Cambria" style:font-size-asian="22pt" style:font-name-complex="Cambria" style:font-size-complex="22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Calibri,Bold" fo:font-size="11pt" fo:font-weight="bold" style:font-name-asian="Calibri,Bold" style:font-size-asian="12pt" style:font-style-asian="normal" style:font-weight-asian="normal" style:font-name-complex="Calibri,Bold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Calibri,Bold" fo:font-size="11pt" style:font-name-asian="Calibri,Bold" style:font-size-asian="11pt" style:font-name-complex="Calibri,Bold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Calibri,Bold" fo:font-size="10pt" style:font-name-asian="Calibri,Bold" style:font-size-asian="10pt" style:font-name-complex="Calibri,Bold" style:font-size-complex="10pt"/>
    </style:style>
    <style:style style:name="P9" style:family="paragraph" style:parent-style-name="Standard" style:list-style-name="">
      <style:paragraph-properties style:text-autospace="none"/>
    </style:style>
    <style:style style:name="P10" style:family="paragraph" style:parent-style-name="Standard" style:list-style-name="">
      <style:paragraph-properties fo:text-align="center" style:justify-single-word="false" style:text-autospace="none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fo:color="#000000" style:font-name="Cambria,Bold" fo:font-size="10pt" style:font-name-asian="Cambria,Bold" style:font-size-asian="10pt" style:font-name-complex="Cambria,Bold" style:font-size-complex="10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Calibri" style:font-size-asian="11pt" style:font-name-complex="Calibri" style:font-size-complex="11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alibri" fo:font-size="11pt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style:font-name="Calibri" fo:font-size="11pt" style:font-name-asian="Calibri" style:font-size-asian="12pt" style:font-style-asian="normal" style:font-weight-asian="normal" style:font-name-complex="Calibri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 style:list-style-name="">
      <style:paragraph-properties fo:text-align="start" style:justify-single-word="false" style:text-autospace="none"/>
      <style:text-properties style:font-name="Calibri" fo:font-size="8pt" style:font-name-asian="Calibri" style:font-size-asian="8pt" style:font-name-complex="Calibri" style:font-size-complex="8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19" style:family="paragraph" style:parent-style-name="Standard" style:list-style-name="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0" style:family="paragraph" style:parent-style-name="Standard" style:list-style-name="">
      <style:paragraph-properties fo:text-align="start" style:justify-single-word="false" style:text-autospace="none"/>
    </style:style>
    <style:style style:name="P21" style:family="paragraph" style:parent-style-name="Standard">
      <style:paragraph-properties fo:text-align="start" style:justify-single-word="false" style:text-autospace="none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paragraph-properties style:text-autospace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">
      <style:paragraph-properties fo:break-before="page" style:text-autospace="none"/>
    </style:style>
    <style:style style:name="P25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ambria,Bold" fo:font-size="10pt" style:font-name-asian="Cambria,Bold" style:font-size-asian="10pt" style:font-name-complex="Cambria,Bold" style:font-size-complex="10pt"/>
    </style:style>
    <style:style style:name="P26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ambria,Bold" fo:font-size="11pt" style:font-name-asian="Cambria,Bold" style:font-size-asian="11pt" style:font-name-complex="Cambria,Bold" style:font-size-complex="11pt"/>
    </style:style>
    <style:style style:name="P27" style:family="paragraph" style:parent-style-name="Standard" style:list-style-name="">
      <style:paragraph-properties fo:margin-left="1.251cm" fo:margin-right="0cm" fo:text-align="start" style:justify-single-word="false" fo:text-indent="0cm" style:auto-text-indent="false" style:text-autospace="none"/>
      <style:text-properties fo:color="#000000" style:font-name="Calibri,Italic1" fo:font-size="11pt" fo:font-style="italic" style:font-name-asian="Calibri,Italic1" style:font-size-asian="11pt" style:font-style-asian="italic" style:font-name-complex="Calibri,Italic1" style:font-size-complex="11pt" style:font-style-complex="italic"/>
    </style:style>
    <style:style style:name="P28" style:family="paragraph" style:parent-style-name="Standard" style:list-style-name="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ambria,Bold" fo:font-size="11pt" style:font-name-asian="Cambria,Bold" style:font-size-asian="11pt" style:font-name-complex="Cambria,Bold" style:font-size-complex="11pt"/>
    </style:style>
    <style:style style:name="P29" style:family="paragraph" style:parent-style-name="Standard" style:list-style-name="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ambria,Bold" fo:font-size="10pt" style:font-name-asian="Cambria,Bold" style:font-size-asian="10pt" style:font-name-complex="Cambria,Bold" style:font-size-complex="10pt"/>
    </style:style>
    <style:style style:name="P30" style:family="paragraph" style:parent-style-name="Standard" style:list-style-name="">
      <style:paragraph-properties fo:margin-left="3.752cm" fo:margin-right="0cm" fo:text-align="start" style:justify-single-word="false" fo:text-indent="0cm" style:auto-text-indent="false" style:text-autospace="none"/>
      <style:text-properties fo:color="#000000" style:font-name="Cambria,Bold" fo:font-size="11pt" style:font-name-asian="Cambria,Bold" style:font-size-asian="11pt" style:font-name-complex="Cambria,Bold" style:font-size-complex="11pt"/>
    </style:style>
    <style:style style:name="P31" style:family="paragraph" style:parent-style-name="Standard" style:list-style-name="">
      <style:paragraph-properties fo:margin-left="3.752cm" fo:margin-right="0cm" fo:text-align="start" style:justify-single-word="false" fo:text-indent="0cm" style:auto-text-indent="false" style:text-autospace="none"/>
      <style:text-properties fo:color="#000000" style:font-name="Calibri,Italic1" fo:font-size="11pt" fo:font-style="italic" style:font-name-asian="Calibri,Italic1" style:font-size-asian="11pt" style:font-style-asian="italic" style:font-name-complex="Calibri,Italic1" style:font-size-complex="11pt" style:font-style-complex="italic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Calibri,Bold" fo:font-size="11pt" fo:font-weight="bold" style:font-name-asian="Calibri,Bold" style:font-size-asian="11pt" style:font-weight-asian="bold" style:font-name-complex="Calibri,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4" style:family="text">
      <style:text-properties fo:color="#000000" style:font-name="Calibri,Bold1" fo:font-size="11pt" fo:font-weight="bold" style:font-name-asian="Calibri,Bold1" style:font-size-asian="11pt" style:font-weight-asian="bold" style:font-name-complex="Calibri,Bold1" style:font-size-complex="11pt" style:font-weight-complex="bold"/>
    </style:style>
    <style:style style:name="T5" style:family="text"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T6" style:family="text">
      <style:text-properties fo:color="#000000" style:font-name="Calibri,Italic1" fo:font-size="11pt" fo:font-style="italic" style:font-name-asian="Calibri,Italic1" style:font-size-asian="11pt" style:font-style-asian="italic" style:font-name-complex="Calibri,Italic1" style:font-size-complex="11pt" style:font-style-complex="italic"/>
    </style:style>
    <style:style style:name="T7" style:family="text">
      <style:text-properties style:font-name="Calibri" fo:font-size="11pt" style:font-name-asian="Calibri" style:font-size-asian="11pt" style:font-name-complex="Calibri" style:font-size-complex="11pt"/>
    </style:style>
    <style:style style:name="T8" style:family="text">
      <style:text-properties style:font-name="Calibri" fo:font-size="8pt" style:font-name-asian="Calibri" style:font-size-asian="8pt" style:font-name-complex="Calibri" style:font-size-complex="8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Calibri,Bold1" fo:font-size="11pt" fo:font-weight="bold" style:font-name-asian="Calibri,Bold1" style:font-size-asian="11pt" style:font-weight-asian="bold" style:font-name-complex="Calibri,Bold1" style:font-size-complex="11pt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0000ff" style:font-name="Calibri" fo:font-size="11pt" style:font-name-asian="Calibri" style:font-size-asian="11pt" style:font-name-complex="Calibri" style:font-size-complex="11pt"/>
    </style:style>
    <style:style style:name="T14" style:family="text">
      <style:text-properties style:font-name="Calibri,Italic" fo:font-size="11pt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15" style:family="text">
      <style:text-properties style:font-name="Calibri,Italic" fo:font-style="italic" style:font-name-asian="Calibri,Italic" style:font-style-asian="italic" style:font-name-complex="Calibri,Italic" style:font-style-complex="italic"/>
    </style:style>
    <style:style style:name="T16" style:family="text">
      <style:text-properties style:font-name="Calibri,Italic1" fo:font-size="11pt" fo:font-style="italic" style:font-name-asian="Calibri,Italic1" style:font-size-asian="11pt" style:font-style-asian="italic" style:font-name-complex="Calibri,Italic1" style:font-size-complex="11pt" style:font-style-complex="italic"/>
    </style:style>
    <style:style style:name="T17" style:family="text">
      <style:text-properties style:font-name="Calibri,Italic1" fo:font-style="italic" style:font-name-asian="Calibri,Italic1" style:font-style-asian="italic" style:font-name-complex="Calibri,Italic1" style:font-style-complex="italic"/>
    </style:style>
    <style:style style:name="T18" style:family="text">
      <style:text-properties fo:color="#5f497a" style:font-name="Courier New,Bold" fo:font-size="11pt" fo:font-weight="bold" style:font-name-asian="Courier New,Bold" style:font-size-asian="11pt" style:font-weight-asian="bold" style:font-name-complex="Courier New,Bold" style:font-size-complex="11pt" style:font-weight-complex="bold"/>
    </style:style>
    <style:style style:name="T19" style:family="text">
      <style:text-properties fo:color="#5f497a" style:font-name="Courier New,Bold" fo:font-weight="bold" style:font-name-asian="Courier New,Bold" style:font-weight-asian="bold" style:font-name-complex="Courier New,Bold" style:font-weight-complex="bold"/>
    </style:style>
    <style:style style:name="T20" style:family="text">
      <style:text-properties fo:color="#5f497a" style:font-name="Wingdings" fo:font-size="11pt" style:font-name-asian="Wingdings" style:font-size-asian="11pt" style:font-name-complex="Wingdings" style:font-size-complex="11pt"/>
    </style:style>
    <style:style style:name="T21" style:family="text">
      <style:text-properties fo:color="#5f497a" style:font-name="Courier New,Bold1" fo:font-size="11pt" fo:font-weight="bold" style:font-name-asian="Courier New,Bold1" style:font-size-asian="11pt" style:font-weight-asian="bold" style:font-name-complex="Courier New,Bold1" style:font-size-complex="11pt" style:font-weight-complex="bold"/>
    </style:style>
    <style:style style:name="T22" style:family="text">
      <style:text-properties style:font-name="Courier New" fo:font-size="11pt" style:font-name-asian="Courier New" style:font-size-asian="11pt" style:font-name-complex="Courier New" style:font-size-complex="11pt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Wingdings" fo:font-size="11pt" style:font-name-asian="Wingdings" style:font-size-asian="11pt" style:font-name-complex="Wingdings" style:font-size-complex="11pt"/>
    </style:style>
    <style:style style:name="T25" style:family="text">
      <style:text-properties style:font-name="Wingdings" style:font-name-asian="Wingdings" style:font-name-complex="Wingding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gian eID Middleware</text:p>
      <text:p text:style-name="P1"/>
      <text:p text:style-name="P2">How to build the middleware</text:p>
      <text:p text:style-name="P2"/>
      <text:p text:style-name="P10"><text:span text:style-name="T1">12/12/2012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oudsopgave1_Head">
            <text:p text:style-name="Contents_20_Heading">Inhoudsopgave</text:p>
          </text:index-title>
          <text:p text:style-name="P35">1 Introduction<text:tab/>2</text:p>
          <text:p text:style-name="P35">2 Third party components<text:tab/>2</text:p>
          <text:p text:style-name="P35">3 How to build?<text:tab/>4</text:p>
          <text:p text:style-name="P36">3.1 On Windows<text:tab/>4</text:p>
          <text:p text:style-name="P34">3.1.1 Before you build<text:tab/>4</text:p>
          <text:p text:style-name="P34">3.1.2 Building<text:tab/>5</text:p>
          <text:p text:style-name="P36">3.2 On Linux<text:tab/>6</text:p>
          <text:p text:style-name="P36">3.3 On Mac OS X<text:tab/>7</text:p>
          <text:p text:style-name="P34">3.3.1 Before you build<text:tab/>7</text:p>
          <text:p text:style-name="P34">3.3.2 Building<text:tab/>7</text:p>
          <text:p text:style-name="P35">4 Folder organization<text:tab/>8</text:p>
        </text:index-body>
      </text:table-of-content>
      <text:p text:style-name="P10"><text:span text:style-name="T1"/></text:p>
      <text:p text:style-name="P10"><text:span text:style-name="T1"/></text:p>
      <text:h text:style-name="P33" text:outline-level="1">1 Introduction</text:h>
      <text:p text:style-name="P9"><text:span text:style-name="T3">The goal of this document is to explain how to build the Belgium eID Middleware.</text:span></text:p>
      <text:p text:style-name="P9"><text:span text:style-name="T3"/></text:p>
      <text:h text:style-name="Heading_20_1" text:outline-level="1">2 Third party components</text:h>
      <text:p text:style-name="P12">The following components are required to build the eID Middleware. These components are not part of</text:p>
      <text:p text:style-name="P9"><text:span text:style-name="T3">the package and must be installed and/or build separately.</text:span></text:p>
      <text:p text:style-name="P9"><text:span text:style-name="T3"/></text:p>
      <table:table table:name="ThirdParty" table:style-name="ThirdParty">
        <table:table-column table:style-name="ThirdParty.A"/>
        <table:table-column table:style-name="ThirdParty.B"/>
        <table:table-column table:style-name="ThirdParty.C"/>
        <table:table-column table:style-name="ThirdParty.D"/>
        <table:table-row>
          <table:table-cell table:style-name="ThirdParty.A1" office:value-type="string">
            <text:p text:style-name="P3">Component </text:p>
            <text:p text:style-name="P13"/>
            <text:p text:style-name="P20"><text:span text:style-name="T7"/></text:p>
          </table:table-cell>
          <table:table-cell table:style-name="ThirdParty.A1" office:value-type="string">
            <text:p text:style-name="P4">Used for </text:p>
          </table:table-cell>
          <table:table-cell table:style-name="ThirdParty.A1" office:value-type="string">
            <text:p text:style-name="P3">Recommended</text:p>
            <text:p text:style-name="P3">version on</text:p>
            <text:p text:style-name="P3">Windows</text:p>
          </table:table-cell>
          <table:table-cell table:style-name="ThirdParty.D1" office:value-type="string">
            <text:p text:style-name="P5">Recommended</text:p>
            <text:p text:style-name="P5">version on Mac</text:p>
          </table:table-cell>
        </table:table-row>
        <table:table-row>
          <table:table-cell table:style-name="ThirdParty.A2" office:value-type="string">
            <text:p text:style-name="P14">Qt 3</text:p>
          </table:table-cell>
          <table:table-cell table:style-name="ThirdParty.A2" office:value-type="string">
            <text:p text:style-name="P14">2.6 compatibility</text:p>
          </table:table-cell>
          <table:table-cell table:style-name="ThirdParty.A2" office:value-type="string">
            <text:p text:style-name="P14">3.3.4</text:p>
          </table:table-cell>
          <table:table-cell table:style-name="ThirdParty.D2" office:value-type="string">
            <text:p text:style-name="P15"><text:s/>NA</text:p>
          </table:table-cell>
        </table:table-row>
        <table:table-row>
          <table:table-cell table:style-name="ThirdParty.A2" office:value-type="string">
            <text:p text:style-name="P14">Qt 4</text:p>
          </table:table-cell>
          <table:table-cell table:style-name="ThirdParty.A2" office:value-type="string">
            <text:p text:style-name="P14">Beid Gui</text:p>
          </table:table-cell>
          <table:table-cell table:style-name="ThirdParty.A2" office:value-type="string">
            <text:p text:style-name="P14">4.5.0</text:p>
          </table:table-cell>
          <table:table-cell table:style-name="ThirdParty.D2" office:value-type="string">
            <text:p text:style-name="P15">4.5.0</text:p>
          </table:table-cell>
        </table:table-row>
        <table:table-row>
          <table:table-cell table:style-name="ThirdParty.A2" office:value-type="string">
            <text:p text:style-name="P13">Qt 4 (static)</text:p>
          </table:table-cell>
          <table:table-cell table:style-name="ThirdParty.A2" office:value-type="string">
            <text:p text:style-name="P13">Gui of the Quick installer and</text:p>
            <text:p text:style-name="P13">eDT</text:p>
          </table:table-cell>
          <table:table-cell table:style-name="ThirdParty.A2" office:value-type="string">
            <text:p text:style-name="P14">4.5.0</text:p>
          </table:table-cell>
          <table:table-cell table:style-name="ThirdParty.D2" office:value-type="string">
            <text:p text:style-name="P15">4.5.0</text:p>
          </table:table-cell>
        </table:table-row>
        <table:table-row>
          <table:table-cell table:style-name="ThirdParty.A2" office:value-type="string">
            <text:p text:style-name="P13">OpenSSL</text:p>
          </table:table-cell>
          <table:table-cell table:style-name="ThirdParty.A2" office:value-type="string">
            <text:p text:style-name="P13">Cryptographic operation of the</text:p>
            <text:p text:style-name="P13">application layer.</text:p>
          </table:table-cell>
          <table:table-cell table:style-name="ThirdParty.A2" office:value-type="string">
            <text:p text:style-name="P14">0.9.8g</text:p>
          </table:table-cell>
          <table:table-cell table:style-name="ThirdParty.D2" office:value-type="string">
            <text:p text:style-name="P15">0.9.8g</text:p>
          </table:table-cell>
        </table:table-row>
        <table:table-row>
          <table:table-cell table:style-name="ThirdParty.A2" office:value-type="string">
            <text:p text:style-name="P13">Xerces</text:p>
          </table:table-cell>
          <table:table-cell table:style-name="ThirdParty.A2" office:value-type="string">
            <text:p text:style-name="P13">Xml parser of the application</text:p>
            <text:p text:style-name="P13">layer</text:p>
          </table:table-cell>
          <table:table-cell table:style-name="ThirdParty.A2" office:value-type="string">
            <text:p text:style-name="P14">3.1</text:p>
          </table:table-cell>
          <table:table-cell table:style-name="ThirdParty.D2" office:value-type="string">
            <text:p text:style-name="P15">3.1</text:p>
          </table:table-cell>
        </table:table-row>
        <table:table-row>
          <table:table-cell table:style-name="ThirdParty.A2" office:value-type="string">
            <text:p text:style-name="P13">Platform</text:p>
            <text:p text:style-name="P13">SDK 2003</text:p>
          </table:table-cell>
          <table:table-cell table:style-name="ThirdParty.A2" office:value-type="string">
            <text:p text:style-name="P13">Windows specific feature for</text:p>
            <text:p text:style-name="P13">the application layer</text:p>
          </table:table-cell>
          <table:table-cell table:style-name="ThirdParty.A2" office:value-type="string">
            <text:p text:style-name="P17">To avoid conflict with</text:p>
            <text:p text:style-name="P17">OpenSSL this version</text:p>
            <text:p text:style-name="P17">must not define</text:p>
            <text:p text:style-name="P17">OCSP_RESPONSE in</text:p>
            <text:p text:style-name="P17">the file wincrypt.h</text:p>
          </table:table-cell>
          <table:table-cell table:style-name="ThirdParty.D2" office:value-type="string">
            <text:p text:style-name="P16">NA</text:p>
          </table:table-cell>
        </table:table-row>
        <table:table-row>
          <table:table-cell table:style-name="ThirdParty.A2" office:value-type="string">
            <text:p text:style-name="P13">Platform</text:p>
            <text:p text:style-name="P13">SDK 2008</text:p>
          </table:table-cell>
          <table:table-cell table:style-name="ThirdParty.A2" office:value-type="string">
            <text:p text:style-name="P13">Windows specific features for</text:p>
            <text:p text:style-name="P13">the QuickInstaller</text:p>
          </table:table-cell>
          <table:table-cell table:style-name="ThirdParty.A2" office:value-type="string">
            <text:p text:style-name="P17">Including file</text:p>
            <text:p text:style-name="P17">newdev.h</text:p>
          </table:table-cell>
          <table:table-cell table:style-name="ThirdParty.D2" office:value-type="string">
            <text:p text:style-name="P16">NA </text:p>
          </table:table-cell>
        </table:table-row>
        <table:table-row>
          <table:table-cell table:style-name="ThirdParty.A2" office:value-type="string">
            <text:p text:style-name="P13">MSI merge</text:p>
            <text:p text:style-name="P13">module</text:p>
          </table:table-cell>
          <table:table-cell table:style-name="ThirdParty.A2" office:value-type="string">
            <text:p text:style-name="P13">CRuntime redistributable</text:p>
            <text:p text:style-name="P17"/>
          </table:table-cell>
          <table:table-cell table:style-name="ThirdParty.A2" office:value-type="string">
            <text:p text:style-name="P17">Microsoft_VC80_CRT_</text:p>
            <text:p text:style-name="P17">x86.msm</text:p>
            <text:p text:style-name="P17">+</text:p>
            <text:p text:style-name="P17">policy_8_0_Microsoft</text:p>
            <text:p text:style-name="P17">_VC80_CRT_x86.msm</text:p>
          </table:table-cell>
          <table:table-cell table:style-name="ThirdParty.D2" office:value-type="string">
            <text:p text:style-name="P23"><text:span text:style-name="T7">NA</text:span></text:p>
          </table:table-cell>
        </table:table-row>
      </table:table>
      <text:p text:style-name="P9"><text:span text:style-name="T3"/></text:p>
      <text:p text:style-name="P9"><text:span text:style-name="T3"/></text:p>
      <text:p text:style-name="P24"><text:span text:style-name="T3">The following table shows the tools needed for building the MW. They must be installed before trying to</text:span></text:p>
      <text:p text:style-name="P9"><text:span text:style-name="T7">build.</text:span></text:p>
      <text:p text:style-name="P9"><text:span text:style-name="T3"/></text:p>
      <table:table table:name="Tools" table:style-name="Tools">
        <table:table-column table:style-name="Tools.A"/>
        <table:table-column table:style-name="Tools.B"/>
        <table:table-column table:style-name="Tools.C"/>
        <table:table-column table:style-name="Tools.D"/>
        <table:table-row>
          <table:table-cell table:style-name="Tools.A1" office:value-type="string">
            <text:p text:style-name="P3">Tools </text:p>
            <text:p text:style-name="P6"><text:span text:style-name="T2"/></text:p>
            <text:p text:style-name="P20"><text:span text:style-name="T7"/></text:p>
          </table:table-cell>
          <table:table-cell table:style-name="Tools.A1" office:value-type="string">
            <text:p text:style-name="P4">Use to</text:p>
          </table:table-cell>
          <table:table-cell table:style-name="Tools.A1" office:value-type="string">
            <text:p text:style-name="P3">Recommended</text:p>
            <text:p text:style-name="P3">version on</text:p>
            <text:p text:style-name="P3">Windows</text:p>
          </table:table-cell>
          <table:table-cell table:style-name="Tools.D1" office:value-type="string">
            <text:p text:style-name="P3">Recommended</text:p>
            <text:p text:style-name="P3">version on Mac</text:p>
          </table:table-cell>
        </table:table-row>
        <table:table-row>
          <table:table-cell table:style-name="Tools.A2" office:value-type="string">
            <text:p text:style-name="P13">Visual Studio</text:p>
          </table:table-cell>
          <table:table-cell table:style-name="Tools.A2" office:value-type="string">
            <text:p text:style-name="P13">Build the exe, libraries and msi.</text:p>
          </table:table-cell>
          <table:table-cell table:style-name="Tools.A2" office:value-type="string">
            <text:p text:style-name="P13">(Component needed : Visual</text:p>
            <text:p text:style-name="P13">C++, Visual C#, Redistributable</text:p>
            <text:p text:style-name="P13">Merge Modules)</text:p>
            <text:p text:style-name="P13">2005 prof. SP1</text:p>
          </table:table-cell>
          <table:table-cell table:style-name="Tools.D2" office:value-type="string">
            <text:p text:style-name="Table_20_Contents"/>
          </table:table-cell>
        </table:table-row>
        <table:table-row>
          <table:table-cell table:style-name="Tools.A2" office:value-type="string">
            <text:p text:style-name="P14">XCode</text:p>
          </table:table-cell>
          <table:table-cell table:style-name="Tools.A2" office:value-type="string">
            <text:p text:style-name="P14">Build the QuickInstaller</text:p>
          </table:table-cell>
          <table:table-cell table:style-name="Tools.A2" office:value-type="string">
            <text:p text:style-name="P14">NA</text:p>
          </table:table-cell>
          <table:table-cell table:style-name="Tools.D2" office:value-type="string">
            <text:p text:style-name="P14">3.1 </text:p>
          </table:table-cell>
        </table:table-row>
        <table:table-row>
          <table:table-cell table:style-name="Tools.A2" office:value-type="string">
            <text:p text:style-name="P14">WiX</text:p>
          </table:table-cell>
          <table:table-cell table:style-name="Tools.A2" office:value-type="string">
            <text:p text:style-name="P14">Build the msi</text:p>
          </table:table-cell>
          <table:table-cell table:style-name="Tools.A2" office:value-type="string">
            <text:p text:style-name="P14">3.0.4415 or higher</text:p>
          </table:table-cell>
          <table:table-cell table:style-name="Tools.D2" office:value-type="string">
            <text:p text:style-name="P14">NA</text:p>
          </table:table-cell>
        </table:table-row>
        <table:table-row>
          <table:table-cell table:style-name="Tools.A2" office:value-type="string">
            <text:p text:style-name="P14">Doxygen</text:p>
          </table:table-cell>
          <table:table-cell table:style-name="Tools.A2" office:value-type="string">
            <text:p text:style-name="P14">Generate the documentation</text:p>
          </table:table-cell>
          <table:table-cell table:style-name="Tools.A2" office:value-type="string">
            <text:p text:style-name="P14">1.5.7</text:p>
          </table:table-cell>
          <table:table-cell table:style-name="Tools.D2" office:value-type="string">
            <text:p text:style-name="P14">NA</text:p>
          </table:table-cell>
        </table:table-row>
        <table:table-row>
          <table:table-cell table:style-name="Tools.A2" office:value-type="string">
            <text:p text:style-name="P13">Swig</text:p>
          </table:table-cell>
          <table:table-cell table:style-name="Tools.A2" office:value-type="string">
            <text:p text:style-name="P13">Generate the Java and C#</text:p>
            <text:p text:style-name="P13">wrapper</text:p>
          </table:table-cell>
          <table:table-cell table:style-name="Tools.A2" office:value-type="string">
            <text:p text:style-name="P21"><text:span text:style-name="T7">1.3.35</text:span></text:p>
          </table:table-cell>
          <table:table-cell table:style-name="Tools.D2" office:value-type="string">
            <text:p text:style-name="P21"><text:span text:style-name="T7">1.3.31</text:span></text:p>
          </table:table-cell>
        </table:table-row>
        <table:table-row>
          <table:table-cell table:style-name="Tools.A2" office:value-type="string">
            <text:p text:style-name="P22"><text:span text:style-name="T7">Jdk</text:span></text:p>
          </table:table-cell>
          <table:table-cell table:style-name="Tools.A2" office:value-type="string">
            <text:p text:style-name="P22"><text:span text:style-name="T7">Compile the java code</text:span></text:p>
          </table:table-cell>
          <table:table-cell table:style-name="Tools.A2" office:value-type="string">
            <text:p text:style-name="P22"><text:span text:style-name="T7">1.5.0</text:span></text:p>
          </table:table-cell>
          <table:table-cell table:style-name="Tools.D2" office:value-type="string">
            <text:p text:style-name="P22"><text:span text:style-name="T7">1.5.0</text:span></text:p>
          </table:table-cell>
        </table:table-row>
      </table:table>
      <text:p text:style-name="P9"><text:span text:style-name="T3"/></text:p>
      <text:p text:style-name="P9"><text:span text:style-name="T3"/></text:p>
      <text:h text:style-name="P33" text:outline-level="1">3 How to build?</text:h>
      <text:h text:style-name="Heading_20_2" text:outline-level="2">3.1 On Windows</text:h>
      <text:h text:style-name="Heading_20_3" text:outline-level="3">3.1.1 Before you build</text:h>
      <text:p text:style-name="P11"><text:span text:style-name="T7">All the components and tools can be configured using the </text:span><text:span text:style-name="T1">set_path.bat </text:span><text:span text:style-name="T7">script. This script must be filled</text:span></text:p>
      <text:p text:style-name="P12">in with the path to each third party components. The following table gives explanation on all the</text:p>
      <text:p text:style-name="P9"><text:span text:style-name="T3">environment variables.</text:span></text:p>
      <text:p text:style-name="P9"><text:span text:style-name="T3"/></text:p>
      <table:table table:name="Variables" table:style-name="Variables">
        <table:table-column table:style-name="Variables.A"/>
        <table:table-column table:style-name="Variables.B"/>
        <table:table-column table:style-name="Variables.C"/>
        <table:table-row>
          <table:table-cell table:style-name="Variables.A1" office:value-type="string">
            <text:p text:style-name="P20"><text:span text:style-name="T1">Variable </text:span></text:p>
          </table:table-cell>
          <table:table-cell table:style-name="Variables.A1" office:value-type="string">
            <text:p text:style-name="P4">Description</text:p>
          </table:table-cell>
          <table:table-cell table:style-name="Variables.C1" office:value-type="string">
            <text:p text:style-name="P4">Remarks</text:p>
          </table:table-cell>
        </table:table-row>
        <table:table-row>
          <table:table-cell table:style-name="Variables.A2" office:value-type="string">
            <text:p text:style-name="P17">BEID_DIR_QT_334</text:p>
          </table:table-cell>
          <table:table-cell table:style-name="Variables.A2" office:value-type="string">
            <text:p text:style-name="P13">Path to Qt 3.3.4</text:p>
            <text:p text:style-name="P13">(ex: C:\Qt\3.3.4)</text:p>
          </table:table-cell>
          <table:table-cell table:style-name="Variables.C2" office:value-type="string">
            <text:p text:style-name="P13">The following files, at least, must be available from</text:p>
            <text:p text:style-name="P8"><text:span text:style-name="T7">this path: </text:span><text:span text:style-name="T9">"lib\qt-mt334.dll" "lib\qt-mt334.lib"</text:span></text:p>
            <text:p text:style-name="P8"><text:span text:style-name="T9">"bin\uic.exe" "bin\moc.exe" </text:span><text:span text:style-name="T7">and header files in</text:span></text:p>
            <text:p text:style-name="P8"><text:span text:style-name="T11">“include” </text:span><text:span text:style-name="T7">subfolder.</text:span></text:p>
          </table:table-cell>
        </table:table-row>
        <table:table-row>
          <table:table-cell table:style-name="Variables.A2" office:value-type="string">
            <text:p text:style-name="P17">BEID_DIR_QT_450_EXE</text:p>
          </table:table-cell>
          <table:table-cell table:style-name="Variables.A2" office:value-type="string">
            <text:p text:style-name="P13">Path to Qt 4.5.0</text:p>
            <text:p text:style-name="P13">executable</text:p>
            <text:p text:style-name="P13">(ex: C:\Qt\4.5.0)</text:p>
          </table:table-cell>
          <table:table-cell table:style-name="Variables.C2" office:value-type="string">
            <text:p text:style-name="P13">The following files, at least, must be available from</text:p>
            <text:p text:style-name="P8"><text:span text:style-name="T7">this path: </text:span><text:span text:style-name="T9">"bin\uic.exe" "bin\moc.exe"</text:span></text:p>
            <text:p text:style-name="P3">"bin\rcc.exe"</text:p>
          </table:table-cell>
        </table:table-row>
        <table:table-row>
          <table:table-cell table:style-name="Variables.A2" office:value-type="string">
            <text:p text:style-name="P17">BEID_DIR_QT_450_INCLUDE</text:p>
          </table:table-cell>
          <table:table-cell table:style-name="Variables.A2" office:value-type="string">
            <text:p text:style-name="P13">Path to Qt 4.5.0</text:p>
            <text:p text:style-name="P13">includes</text:p>
            <text:p text:style-name="P13">(ex: C:\Qt\4.5.0)</text:p>
          </table:table-cell>
          <table:table-cell table:style-name="Variables.C2" office:value-type="string">
            <text:p text:style-name="P13">The following files, at least, must be available from</text:p>
            <text:p text:style-name="P8"><text:span text:style-name="T7">this path: </text:span><text:span text:style-name="T9">"include\QtGui\QtGui"</text:span></text:p>
            <text:p text:style-name="P3">"include\QtCore\QtCore"</text:p>
            <text:p text:style-name="P3">"src\gui\dialogs\qdialog.h"</text:p>
            <text:p text:style-name="P8"><text:span text:style-name="T9">"src\corelib\kernel\qcoreapplication.h"</text:span><text:span text:style-name="T7">.</text:span></text:p>
          </table:table-cell>
        </table:table-row>
        <table:table-row>
          <table:table-cell table:style-name="Variables.A2" office:value-type="string">
            <text:p text:style-name="P17">BEID_DIR_QT_450_DYNAMIC</text:p>
          </table:table-cell>
          <table:table-cell table:style-name="Variables.A2" office:value-type="string">
            <text:p text:style-name="P13">Path to Qt 4.5.0</text:p>
            <text:p text:style-name="P13">dynamic libraries</text:p>
            <text:p text:style-name="P13">(ex: C:\Qt\4.5.0)</text:p>
          </table:table-cell>
          <table:table-cell table:style-name="Variables.C2" office:value-type="string">
            <text:p text:style-name="P13">The following files, at least, must be available from</text:p>
            <text:p text:style-name="P8"><text:span text:style-name="T7">this path: </text:span><text:span text:style-name="T9">"lib\qtmain.lib" "lib\qtmaind.lib"</text:span></text:p>
            <text:p text:style-name="P3">"lib\QtCore4.lib" "lib\QtCored4.lib"</text:p>
            <text:p text:style-name="P3">"bin\QtCore4.dll" "bin\QtCored4.dll"</text:p>
            <text:p text:style-name="P3">"lib\QtGui4.lib" "bin\QtGuid4.dll" "bin\QtGui4.dll"</text:p>
            <text:p text:style-name="P3">"lib\QtGuid4.lib"</text:p>
            <text:p text:style-name="P3">"plugins\imageformats\qjpeg4.lib"</text:p>
            <text:p text:style-name="P3">"plugins\imageformats\qjpegd4.lib"</text:p>
            <text:p text:style-name="P3">"plugins\imageformats\qjpeg4.dll"</text:p>
            <text:p text:style-name="P3">"plugins\imageformats\qjpegd4.dll".</text:p>
          </table:table-cell>
        </table:table-row>
        <table:table-row>
          <table:table-cell table:style-name="Variables.A2" office:value-type="string">
            <text:p text:style-name="P17">BEID_DIR_QT_450_STATIC</text:p>
          </table:table-cell>
          <table:table-cell table:style-name="Variables.A2" office:value-type="string">
            <text:p text:style-name="P13">Path to Qt 4.5.0 static</text:p>
            <text:p text:style-name="P13">libraries.</text:p>
            <text:p text:style-name="P13">(ex: C:\Qt\</text:p>
            <text:p text:style-name="P13">4.5.0_static)</text:p>
          </table:table-cell>
          <table:table-cell table:style-name="Variables.C2" office:value-type="string">
            <text:p text:style-name="P13">The following files, at least, must be available from</text:p>
            <text:p text:style-name="P8"><text:span text:style-name="T7">this path: </text:span><text:span text:style-name="T9">"lib\qtmain.lib" "lib\qtmaind.lib"</text:span></text:p>
            <text:p text:style-name="P3">"lib\QtCore.lib" "lib\QtCored.lib" "lib\QtGui.lib"</text:p>
            <text:p text:style-name="P3">"lib\QtGuid.lib" "lib\QtXml.lib" "lib\QtXmld.lib"</text:p>
            <text:p text:style-name="P3">"plugins\imageformats\qjpeg.lib"</text:p>
            <text:p text:style-name="P3">"plugins\imageformats\qjpegd.lib".</text:p>
          </table:table-cell>
        </table:table-row>
        <table:table-row>
          <table:table-cell table:style-name="Variables.A2" office:value-type="string">
            <text:p text:style-name="P8"><text:span text:style-name="T8">BEID_DIR_OPENSSL_098G </text:span></text:p>
          </table:table-cell>
          <table:table-cell table:style-name="Variables.A2" office:value-type="string">
            <text:p text:style-name="P7"><text:span text:style-name="T7">Path to OpenSSL</text:span></text:p>
          </table:table-cell>
          <table:table-cell table:style-name="Variables.C2" office:value-type="string">
            <text:p text:style-name="P13">The following files, at least, must be available from</text:p>
            <text:p text:style-name="P8"><text:span text:style-name="T7">this path: </text:span><text:span text:style-name="T9">"lib\libeay32_0_9_8g.dll"</text:span></text:p>
            <text:p text:style-name="P3">"lib\ssleay32_0_9_8g.dll"</text:p>
            <text:p text:style-name="P3">"lib\libeay32_0_9_8g.lib"</text:p>
            <text:p text:style-name="P8"><text:span text:style-name="T9">"lib\ssleay32_0_9_8g.lib" </text:span><text:span text:style-name="T7">and header files in</text:span></text:p>
            <text:p text:style-name="P9"><text:span text:style-name="T11">“</text:span><text:span text:style-name="T1">include\openssl</text:span><text:span text:style-name="T11">” </text:span><text:span text:style-name="T7">subfolder.</text:span></text:p>
          </table:table-cell>
        </table:table-row>
        <table:table-row>
          <table:table-cell table:style-name="Variables.A2" office:value-type="string">
            <text:p text:style-name="P19"><text:span text:style-name="T12">BEID_DIR_XERCES_310 </text:span></text:p>
          </table:table-cell>
          <table:table-cell table:style-name="Variables.A2" office:value-type="string">
            <text:p text:style-name="P18"><text:span text:style-name="T10">Path to Xerces</text:span></text:p>
          </table:table-cell>
          <table:table-cell table:style-name="Variables.C2" office:value-type="string">
            <text:p text:style-name="P13">The following files, at least, must be available from</text:p>
            <text:p text:style-name="P19"><text:span text:style-name="T10">this path: </text:span><text:span text:style-name="T1">"bin\xerces-c_3_1.dll" "lib\xercesc_</text:span></text:p>
            <text:p text:style-name="P19"><text:span text:style-name="T1">3.lib" </text:span><text:span text:style-name="T10">and header files in </text:span><text:span text:style-name="T11">“include</text:span><text:span text:style-name="T1">\xercesc</text:span><text:span text:style-name="T11">”</text:span></text:p>
            <text:p text:style-name="P20"><text:span text:style-name="T7">subfolder.</text:span></text:p>
          </table:table-cell>
        </table:table-row>
        <text:soft-page-break/>
        <table:table-row>
          <table:table-cell table:style-name="Variables.A2" office:value-type="string">
            <text:p text:style-name="P17">BEID_DIR_PLATFORMSDK_2003</text:p>
          </table:table-cell>
          <table:table-cell table:style-name="Variables.A2" office:value-type="string">
            <text:p text:style-name="P13">Path to Microsoft</text:p>
            <text:p text:style-name="P13">Platform SDK (for</text:p>
            <text:p text:style-name="P13">application layer)</text:p>
          </table:table-cell>
          <table:table-cell table:style-name="Variables.C2" office:value-type="string">
            <text:p text:style-name="P19"><text:span text:style-name="T10">Must at least contain: </text:span><text:span text:style-name="T1">"Include\winhttp.h"</text:span></text:p>
            <text:p text:style-name="P19"><text:span text:style-name="T10">To avoid conflict with OpenSSL this version </text:span><text:span text:style-name="T1">must not</text:span></text:p>
            <text:p text:style-name="P3">define OCSP_RESPONSE in the file wincrypt.h</text:p>
          </table:table-cell>
        </table:table-row>
        <table:table-row>
          <table:table-cell table:style-name="Variables.A2" office:value-type="string">
            <text:p text:style-name="P17">BEID_DIR_PLATFORMSDK_2008</text:p>
          </table:table-cell>
          <table:table-cell table:style-name="Variables.A2" office:value-type="string">
            <text:p text:style-name="P13">Path to Microsoft</text:p>
            <text:p text:style-name="P13">Platform SDK (for MSI</text:p>
            <text:p text:style-name="P13">and QuickInstaller</text:p>
          </table:table-cell>
          <table:table-cell table:style-name="Variables.C2" office:value-type="string">
            <text:p text:style-name="P19"><text:span text:style-name="T10">Must at least contain: </text:span><text:span text:style-name="T1">"bin\msitran.exe"</text:span></text:p>
            <text:p text:style-name="P19"><text:span text:style-name="T1">"bin\msidb.exe" "Include\newdev.h"</text:span><text:span text:style-name="T10">.</text:span></text:p>
          </table:table-cell>
        </table:table-row>
        <table:table-row>
          <table:table-cell table:style-name="Variables.A2" office:value-type="string">
            <text:p text:style-name="P17">BEID_DIR_VS_2005</text:p>
          </table:table-cell>
          <table:table-cell table:style-name="Variables.A2" office:value-type="string">
            <text:p text:style-name="P13">Path to Visual Studio</text:p>
            <text:p text:style-name="P13">(ex: C:\Program</text:p>
            <text:p text:style-name="P13">Files\Microsoft Visual</text:p>
            <text:p text:style-name="P13">Studio 8)</text:p>
            <text:p text:style-name="P13">Use to run the build from make_win.bat</text:p>
          </table:table-cell>
          <table:table-cell table:style-name="Variables.C2" office:value-type="string">
            <text:p text:style-name="P20"><text:span text:style-name="T7">Must at least contain: </text:span><text:span text:style-name="T1">"Common7\IDE\devenv.exe"</text:span></text:p>
          </table:table-cell>
        </table:table-row>
        <table:table-row>
          <table:table-cell table:style-name="Variables.A2" office:value-type="string">
            <text:p text:style-name="P17">BEID_DIR_DOXYGEN</text:p>
          </table:table-cell>
          <table:table-cell table:style-name="Variables.A2" office:value-type="string">
            <text:p text:style-name="P13">Path to Doxygen</text:p>
            <text:p text:style-name="P13">(ex: C:\Program</text:p>
            <text:p text:style-name="P13">Files\doxygen)</text:p>
          </table:table-cell>
          <table:table-cell table:style-name="Variables.C2" office:value-type="string">
            <text:p text:style-name="P19"><text:span text:style-name="T10">Must at least contain: </text:span><text:span text:style-name="T1">"bin\doxygen.exe"</text:span></text:p>
            <text:p text:style-name="P20"><text:span text:style-name="T8">BEID_DIR_SWIG </text:span><text:span text:style-name="T7">Path to Swig Must at least contain: </text:span><text:span text:style-name="T1">"swig.exe"</text:span></text:p>
          </table:table-cell>
        </table:table-row>
        <table:table-row>
          <table:table-cell table:style-name="Variables.A2" office:value-type="string">
            <text:p text:style-name="P18"><text:span text:style-name="T12">BEID_DIR_JDK_142</text:span></text:p>
          </table:table-cell>
          <table:table-cell table:style-name="Variables.A2" office:value-type="string">
            <text:p text:style-name="P18"><text:span text:style-name="T10">Path to the Jdk</text:span></text:p>
          </table:table-cell>
          <table:table-cell table:style-name="Variables.C2" office:value-type="string">
            <text:p text:style-name="P19"><text:span text:style-name="T10">Must at least contain: </text:span><text:span text:style-name="T1">"bin\javac.exe" "bin\jar.exe"</text:span></text:p>
            <text:p text:style-name="P3">"include\jni.h"</text:p>
          </table:table-cell>
        </table:table-row>
        <table:table-row>
          <table:table-cell table:style-name="Variables.A2" office:value-type="string">
            <text:p text:style-name="P19"><text:span text:style-name="T12">BEID_DIR_WIX </text:span></text:p>
          </table:table-cell>
          <table:table-cell table:style-name="Variables.A2" office:value-type="string">
            <text:p text:style-name="P18"><text:span text:style-name="T10">Path to WiX</text:span></text:p>
          </table:table-cell>
          <table:table-cell table:style-name="Variables.C2" office:value-type="string">
            <text:p text:style-name="P13">You need to install WiX (and its ProjectAgregator for</text:p>
            <text:p text:style-name="P13">interfacing with Visual Studio). The Install create an</text:p>
            <text:p text:style-name="P13">environment variable WIX that is remap to</text:p>
            <text:p text:style-name="P13">BEID_DIR_WIX (for consistence)</text:p>
          </table:table-cell>
        </table:table-row>
        <table:table-row>
          <table:table-cell table:style-name="Variables.A2" office:value-type="string">
            <text:p text:style-name="P17">BEID_DIR_MSM</text:p>
          </table:table-cell>
          <table:table-cell table:style-name="Variables.A2" office:value-type="string">
            <text:p text:style-name="P13">Path to MSI Merge</text:p>
            <text:p text:style-name="P13">Module</text:p>
          </table:table-cell>
          <table:table-cell table:style-name="Variables.C2" office:value-type="string">
            <text:p text:style-name="P13">Must at least contain:</text:p>
            <text:p text:style-name="P3">"Microsoft_VC80_CRT_x86.msm"</text:p>
            <text:p text:style-name="P9"><text:span text:style-name="T1">"policy_8_0_Microsoft_VC80_CRT_x86.msm"</text:span></text:p>
          </table:table-cell>
        </table:table-row>
      </table:table>
      <text:p text:style-name="P9"><text:span text:style-name="T3"/></text:p>
      <text:h text:style-name="Heading_20_3" text:outline-level="3">3.1.2 Building</text:h>
      <text:p text:style-name="P12">The windows folder, in the archive, contains scripts to easily build the middleware.</text:p>
      <text:p text:style-name="P11"><text:span text:style-name="T7">The </text:span><text:span text:style-name="T11">“make_win.bat” </text:span><text:span text:style-name="T7">script check if all the components and tools are available and then it build</text:span></text:p>
      <text:p text:style-name="P12">everything. The output comes in the same folder.</text:p>
      <text:p text:style-name="P11"><text:span text:style-name="T7">The </text:span><text:span text:style-name="T11">“make_</text:span><text:span text:style-name="T1">edt_</text:span><text:span text:style-name="T11">win.bat” </text:span><text:span text:style-name="T7">script, build the diagnostic tool.</text:span></text:p>
      <text:p text:style-name="P11"><text:span text:style-name="T7">The </text:span><text:span text:style-name="T11">“mak</text:span><text:span text:style-name="T1">e_sdk_</text:span><text:span text:style-name="T11">win.bat” </text:span><text:span text:style-name="T7">script, build the sdk.</text:span></text:p>
      <text:p text:style-name="P12">If you just want to set the environment variable and open the solution in visual studio, you can</text:p>
      <text:p text:style-name="P11"><text:span text:style-name="T7">run the “</text:span><text:span text:style-name="T11">open_ezbuild_sln.bat” </text:span><text:span text:style-name="T7">script.</text:span></text:p>
      <text:p text:style-name="P11"><text:span text:style-name="T7">And </text:span><text:span text:style-name="T11">“open_ezbuild_</text:span><text:span text:style-name="T1">edt</text:span><text:span text:style-name="T11">_sln.bat” </text:span><text:span text:style-name="T7">open the diagnostic tool solution in VS.</text:span></text:p>
      <text:p text:style-name="P9"><text:span text:style-name="T3">And </text:span><text:span text:style-name="T4">“open_ezbuild_sdk_sln.bat” </text:span><text:span text:style-name="T3">open the sdk solution in VS.</text:span></text:p>
      <text:p text:style-name="P9"><text:span text:style-name="T3"/></text:p>
      <text:p text:style-name="P9"><text:span text:style-name="T3"/></text:p>
      <text:h text:style-name="P32" text:outline-level="2">3.2 On Linux</text:h>
      <text:p text:style-name="P9"><text:span text:style-name="T3">The linux build on this branch is outdated and not maintained.</text:span></text:p>
      <text:p text:style-name="P9"><text:span text:style-name="T3">Please build the linux packages from trunk (or future 4.1 + branches)</text:span></text:p>
      <text:p text:style-name="P9"><text:span text:style-name="T3"/></text:p>
      <text:p text:style-name="P9"><text:span text:style-name="T3"/></text:p>
      <text:h text:style-name="P32" text:outline-level="2">3.3 On Mac OS X</text:h>
      <text:p text:style-name="P12">For Mac, the easybuild will build only for OS X on i386.</text:p>
      <text:h text:style-name="Heading_20_3" text:outline-level="3">3.3.1 Before you build</text:h>
      <text:p text:style-name="P12">Before the middleware can be built, several packages must be installed on the build machine:</text:p>
      <text:p text:style-name="P12">This includes:</text:p>
      <text:p text:style-name="P12"/>
      <text:p text:style-name="P12">- XCode 3.1 (gcc/g++ compiler, SVN)</text:p>
      <text:p text:style-name="P12">- Qt4 version 4.5.0</text:p>
      <text:p text:style-name="P12">- Xerces 3.1</text:p>
      <text:p text:style-name="P12">- Jdk 1.5 or higher</text:p>
      <text:p text:style-name="P12"/>
      <text:p text:style-name="P11"><text:span text:style-name="T7">These packages must be installed before the build procedure ‘make-mac.sh’ is started.</text:span></text:p>
      <text:p text:style-name="P12">It is strongly recommended to use Qt 4.5.0. Installing other versions of Qt as proposed in this procedure</text:p>
      <text:p text:style-name="P12">can result in build errors or different runtime behaviors. The build procedure expects the installation of</text:p>
      <text:p text:style-name="P12">Qt 4.5.0 as described in the installation procedure below.</text:p>
      <text:p text:style-name="P12"/>
      <text:p text:style-name="P12">XCode:</text:p>
      <text:p text:style-name="P12">Go to the apple site and download from the ADC site the XCode 3.1 developer tools.This</text:p>
      <text:p text:style-name="P12">contains the gcc and g++ compiler and other build tools</text:p>
      <text:p text:style-name="P12">- download the Xcode 3.1 tools</text:p>
      <text:p text:style-name="P12">- mount the dmg</text:p>
      <text:p text:style-name="P12">- install the default tools</text:p>
      <text:p text:style-name="P12"/>
      <text:p text:style-name="P12">Qt4.5:</text:p>
      <text:p text:style-name="P11"><text:span text:style-name="T7">- download </text:span><text:span text:style-name="T13">qt-mac-opensource-4.5.0.dmg</text:span></text:p>
      <text:p text:style-name="P12">- install the package by following the instructions</text:p>
      <text:p text:style-name="P11"><text:span text:style-name="T7">The package is installed in ‘/usr/local/Qt4.5’</text:span></text:p>
      <text:p text:style-name="P11"><text:span text:style-name="T7"/></text:p>
      <text:p text:style-name="P12">Xerces 3.1:</text:p>
      <text:p text:style-name="P11"><text:span text:style-name="T7">The script </text:span><text:span text:style-name="T14">“</text:span><text:span text:style-name="T16">download-install-xerces.sh</text:span><text:span text:style-name="T14">” </text:span><text:span text:style-name="T7">will automatically download and install xerces 3.1, if it is</text:span></text:p>
      <text:p text:style-name="P11"><text:span text:style-name="T7">not found in /usr/local/lib. The script is run within the </text:span><text:span text:style-name="T16">make-mac-universal.sh </text:span><text:span text:style-name="T7">script. It</text:span></text:p>
      <text:p text:style-name="P12">downloads the ppc and x86 binaries of xerces, creates a universal binary and copies it in the</text:p>
      <text:p text:style-name="P9"><text:span text:style-name="T3">excepted location.</text:span></text:p>
      <text:p text:style-name="P9"><text:span text:style-name="T3"/></text:p>
      <text:h text:style-name="Heading_20_3" text:outline-level="3">3.3.2 Building</text:h>
      <text:p text:style-name="P12">The build procedure can be started with:</text:p>
      <text:p text:style-name="P12">- cd &lt;basedir&gt;/beid-middleware-X.Y.Z-source-&lt;buildnr&gt; /macos</text:p>
      <text:p text:style-name="P12">- ./make-mac-universal.sh</text:p>
      <text:p text:style-name="P12"/>
      <text:p text:style-name="P11"><text:span text:style-name="T7">If the build process succeeds, a pkg and a dmg will be generated in the ‘macos’ directory.</text:span></text:p>
      <text:p text:style-name="P11"><text:span text:style-name="T1">Remark: </text:span><text:span text:style-name="T7">During assembly of the pkg and dmg the tool hdiutil can fail for unknown reasons, resulting in</text:span></text:p>
      <text:p text:style-name="P12">an invalid pkg and/or dmg. Restarting the build process fixes the problem.</text:p>
      <text:p text:style-name="P12"/>
      <text:h text:style-name="P33" text:outline-level="1"><text:span text:style-name="T2">4 Folder organization</text:span></text:h>
      <text:p text:style-name="P12">Here is a view of the folder organization.</text:p>
      <text:p text:style-name="P11"><text:span text:style-name="T18">beid-middleware-X.Y.Z-source-BUILD </text:span><text:span text:style-name="T7">: </text:span><text:span text:style-name="T16">Root folder</text:span></text:p>
      <text:p text:style-name="P11"><text:span text:style-name="T22">o </text:span><text:span text:style-name="T18">_src </text:span><text:span text:style-name="T7">: </text:span><text:span text:style-name="T16">Root folder for the sources</text:span></text:p>
      <text:p text:style-name="P25"><text:span text:style-name="T24"> </text:span><text:span text:style-name="T18">beid-2.6 </text:span><text:span text:style-name="T7">: </text:span><text:span text:style-name="T16">Source for old MW 2.6 (backward compatibility)</text:span></text:p>
      <text:p text:style-name="P25"><text:span text:style-name="T20"> </text:span><text:span text:style-name="T18">src</text:span></text:p>
      <text:p text:style-name="P25"><text:span text:style-name="T18">eidlib </text:span><text:span text:style-name="T22">: </text:span><text:span text:style-name="T16">Eidlib 2.6 (Rebuild to take the new root into account).</text:span></text:p>
      <text:p text:style-name="P25"><text:span text:style-name="T21">… </text:span><text:span text:style-name="T22">: </text:span><text:span text:style-name="T16">Other source from the old MW needed for header files.</text:span></text:p>
      <text:p text:style-name="P25"><text:span text:style-name="T24"> </text:span><text:span text:style-name="T21">…</text:span><text:span text:style-name="T22">: </text:span><text:span text:style-name="T16">other folders from old MW.</text:span></text:p>
      <text:p text:style-name="P25"><text:span text:style-name="T24"> </text:span><text:span text:style-name="T18">eidmw </text:span><text:span text:style-name="T7">: </text:span><text:span text:style-name="T16">Source for new MW.</text:span></text:p>
      <text:p text:style-name="P25"><text:span text:style-name="T24"> </text:span><text:span text:style-name="T18">_Binaries35</text:span><text:span text:style-name="T22">: </text:span><text:span text:style-name="T16">Contain the binaries result of the build (Folder created at build</text:span></text:p>
      <text:p text:style-name="P27">time).</text:p>
      <text:p text:style-name="P25"><text:span text:style-name="T24"> </text:span><text:span text:style-name="T18">_Builds</text:span><text:span text:style-name="T22">: </text:span><text:span text:style-name="T16">Visual studio solution and other general make file.</text:span></text:p>
      <text:p text:style-name="P25"><text:span text:style-name="T24"> </text:span><text:span text:style-name="T18">_DocsExternal</text:span><text:span text:style-name="T22">: </text:span><text:span text:style-name="T16">The generated api documentation (Folder created at build</text:span></text:p>
      <text:p text:style-name="P27">time).</text:p>
      <text:p text:style-name="P25"><text:span text:style-name="T24"> </text:span><text:span text:style-name="T18">_DocsInternal</text:span><text:span text:style-name="T22">: </text:span><text:span text:style-name="T16">The scripts to generate the api documentation</text:span></text:p>
      <text:p text:style-name="P26"><text:span text:style-name="T25"> </text:span><text:span text:style-name="T19">applayer</text:span><text:span text:style-name="T23">: </text:span><text:span text:style-name="T17">Source for application layer library.</text:span></text:p>
      <text:p text:style-name="P26"><text:span text:style-name="T25"> </text:span><text:span text:style-name="T19">cardlayer</text:span><text:span text:style-name="T23">: </text:span><text:span text:style-name="T17">Source for the card layer library.</text:span></text:p>
      <text:p text:style-name="P26"><text:span text:style-name="T25"> </text:span><text:span text:style-name="T19">common</text:span><text:span text:style-name="T23">: </text:span><text:span text:style-name="T17">Source for the common library</text:span></text:p>
      <text:p text:style-name="P26"><text:span text:style-name="T25"> </text:span><text:span text:style-name="T19">Csp</text:span><text:span text:style-name="T23">: </text:span><text:span text:style-name="T17">Source for the CSp component</text:span></text:p>
      <text:p text:style-name="P26"><text:span text:style-name="T25"> </text:span><text:span text:style-name="T19">dialogs</text:span><text:span text:style-name="T23">: </text:span><text:span text:style-name="T17">Souce for the dialogs component</text:span></text:p>
      <text:p text:style-name="P26"><text:span text:style-name="T25"> </text:span><text:span text:style-name="T19">eidgui</text:span><text:span text:style-name="T23">: </text:span><text:span text:style-name="T17">Source for the gui</text:span></text:p>
      <text:p text:style-name="P26"><text:span text:style-name="T25"> </text:span><text:span text:style-name="T19">eidlib</text:span><text:span text:style-name="T23">: </text:span><text:span text:style-name="T17">Source for the C++ eidlib library</text:span></text:p>
      <text:p text:style-name="P26"><text:span text:style-name="T25"> </text:span><text:span text:style-name="T19">eidlibCS</text:span><text:span text:style-name="T23">: </text:span><text:span text:style-name="T17">C# eidlib project.</text:span></text:p>
      <text:p text:style-name="P26"><text:span text:style-name="T25"> </text:span><text:span text:style-name="T19">eidlibCS_Wrapper</text:span><text:span text:style-name="T23">: </text:span><text:span text:style-name="T17">Source for the C# wrapper (generated by swig).</text:span></text:p>
      <text:p text:style-name="P26"><text:span text:style-name="T25"> </text:span><text:span text:style-name="T19">eidlibJava</text:span><text:span text:style-name="T23">: </text:span><text:span text:style-name="T17">Java eidlib project.</text:span></text:p>
      <text:p text:style-name="P26"><text:span text:style-name="T25"> </text:span><text:span text:style-name="T19">eidlibJava_Applet</text:span><text:span text:style-name="T23">: </text:span><text:span text:style-name="T17">Source for the java applet.</text:span></text:p>
      <text:p text:style-name="P26"><text:span text:style-name="T25"> </text:span><text:span text:style-name="T19">eidlibJava_Wrapper</text:span><text:span text:style-name="T23">: </text:span><text:span text:style-name="T17">Source for the java wrapper (generated by swig).</text:span></text:p>
      <text:p text:style-name="P26"><text:span text:style-name="T25"> </text:span><text:span text:style-name="T19">misc</text:span><text:span text:style-name="T23">: </text:span><text:span text:style-name="T17">Miscellaneous.</text:span></text:p>
      <text:p text:style-name="P28"><text:span text:style-name="T19">bw_compatibility</text:span><text:span text:style-name="T23">: </text:span><text:span text:style-name="T17">Files for backward compatibility.</text:span></text:p>
      <text:p text:style-name="P28"><text:span text:style-name="T19">certs</text:span><text:span text:style-name="T23">: </text:span><text:span text:style-name="T17">Root certificates</text:span></text:p>
      <text:p text:style-name="P28"><text:span text:style-name="T19">licenses_files</text:span><text:span text:style-name="T23">: </text:span><text:span text:style-name="T17">Licenses files</text:span></text:p>
      <text:p text:style-name="P28"><text:span text:style-name="T19">mac</text:span><text:span text:style-name="T23">: </text:span><text:span text:style-name="T15">Mac specific (Installer…)</text:span></text:p>
      <text:p text:style-name="P28"><text:span text:style-name="T19">setup_win</text:span><text:span text:style-name="T23">: </text:span><text:span text:style-name="T15">File for ‘Old’ Installshield installer.</text:span></text:p>
      <text:p text:style-name="P28"><text:span text:style-name="T19">Wix_MW35</text:span><text:span text:style-name="T23">: </text:span><text:span text:style-name="T17">File for MSI installer</text:span></text:p>
      <text:p text:style-name="P30"><text:span text:style-name="T23">o </text:span><text:span text:style-name="T19">beidcleanup</text:span><text:span text:style-name="T23">: </text:span><text:span text:style-name="T17">Source of the cleanup tool.</text:span></text:p>
      <text:p text:style-name="P30"><text:span text:style-name="T23">o </text:span><text:span text:style-name="T19">IncludeFolder</text:span><text:span text:style-name="T23">: </text:span><text:span text:style-name="T17">Exe to create wxs file with the full content of a folder (To</text:span></text:p>
      <text:p text:style-name="P31">embed the html api in the sdk)</text:p>
      <text:p text:style-name="P30"><text:span text:style-name="T23">o </text:span><text:span text:style-name="T19">Kill_Process</text:span><text:span text:style-name="T23">: </text:span><text:span text:style-name="T17">Exe to kill a process (previously embedded in MSI)</text:span></text:p>
      <text:p text:style-name="P30"><text:span text:style-name="T23">o </text:span><text:span text:style-name="T19">MarkHidden</text:span><text:span text:style-name="T23">: </text:span><text:span text:style-name="T17">Exe to mark a folder as hidden (embedded in MSI)</text:span></text:p>
      <text:p text:style-name="P30"><text:span text:style-name="T23">o </text:span><text:span text:style-name="T19">MW35Wix</text:span><text:span text:style-name="T23">: </text:span><text:span text:style-name="T17">Wix project for the MW.</text:span></text:p>
      <text:p text:style-name="P30"><text:span text:style-name="T23">o </text:span><text:span text:style-name="T19">MW35Wix-Sdk</text:span><text:span text:style-name="T23">: </text:span><text:span text:style-name="T17">Wix project for the sdk.</text:span></text:p>
      <text:p text:style-name="P26"><text:span text:style-name="T25"> </text:span><text:span text:style-name="T19">pkcs11</text:span><text:span text:style-name="T23">: </text:span><text:span text:style-name="T17">Source for the pkcs11 component.</text:span></text:p>
      <text:p text:style-name="P26"><text:span text:style-name="T25"> </text:span><text:span text:style-name="T19">sdk</text:span><text:span text:style-name="T23">: </text:span><text:span text:style-name="T17">Samples for the sdk.</text:span></text:p>
      <text:p text:style-name="P26"><text:span text:style-name="T25"> </text:span><text:span text:style-name="T19">tokend</text:span><text:span text:style-name="T23">: </text:span><text:span text:style-name="T17">Source for the Tokend.</text:span></text:p>
      <text:p text:style-name="P25"><text:span text:style-name="T24"> </text:span><text:span text:style-name="T21">…</text:span><text:span text:style-name="T22">: </text:span><text:span text:style-name="T16">Other unit test projects.</text:span></text:p>
      <text:p text:style-name="P25"><text:span text:style-name="T24"> </text:span><text:span text:style-name="T18">eID-QuickInstaller</text:span></text:p>
      <text:p text:style-name="P25"><text:span text:style-name="T24"> </text:span><text:span text:style-name="T18">eID-EZinstaller</text:span><text:span text:style-name="T22">: </text:span><text:span text:style-name="T16">Source for the QuickInstaller</text:span></text:p>
      <text:p text:style-name="P25"><text:span text:style-name="T24"> </text:span><text:span text:style-name="T18">EIKDiag</text:span><text:span text:style-name="T22">: </text:span><text:span text:style-name="T16">Source files for diagnostic framework.</text:span></text:p>
      <text:p text:style-name="P25"><text:span text:style-name="T24"> </text:span><text:span text:style-name="T18">MakeDmg</text:span><text:span text:style-name="T22">: </text:span><text:span text:style-name="T16">Script to generate the Dmg container for the Mac QuickInstaller.</text:span></text:p>
      <text:p text:style-name="P25"><text:span text:style-name="T24"> </text:span><text:span text:style-name="T18">QtZipper</text:span><text:span text:style-name="T22">: </text:span><text:span text:style-name="T16">Tools to zip the driver package.</text:span></text:p>
      <text:p text:style-name="P25"><text:soft-page-break/><text:span text:style-name="T24"> </text:span><text:span text:style-name="T18">ReaderDrivers</text:span><text:span text:style-name="T22">: </text:span><text:span text:style-name="T16">Reader drivers for windows.</text:span></text:p>
      <text:p text:style-name="P25"><text:span text:style-name="T24"> </text:span><text:span text:style-name="T18">zrc</text:span><text:span text:style-name="T22">: </text:span><text:span text:style-name="T16">Static library embedded in the QTZipper.</text:span></text:p>
      <text:p text:style-name="P25"><text:span text:style-name="T24"> </text:span><text:span text:style-name="T18">ThirdParty </text:span><text:span text:style-name="T7">: </text:span><text:span text:style-name="T16">Source for Thirdparty (You can add here folders for TP components)</text:span></text:p>
      <text:p text:style-name="P25"><text:span text:style-name="T20"> </text:span><text:span text:style-name="T18">beid_sdk</text:span></text:p>
      <text:p text:style-name="P29"><text:span text:style-name="T18">2.6 </text:span><text:span text:style-name="T22">: </text:span><text:span text:style-name="T16">Binaries for backward compatibility that are not rebuild here</text:span></text:p>
      <text:p text:style-name="P29"><text:span text:style-name="T18">3.5 </text:span><text:span text:style-name="T22">: </text:span><text:span text:style-name="T16">Cross platform binaries and signed jar to include in sdk</text:span></text:p>
      <text:p text:style-name="P11"><text:span text:style-name="T22">o </text:span><text:span text:style-name="T18">linux </text:span><text:span text:style-name="T22">: </text:span><text:span text:style-name="T16">Easy build scripts for linux</text:span></text:p>
      <text:p text:style-name="P11"><text:span text:style-name="T22">o </text:span><text:span text:style-name="T18">macos </text:span><text:span text:style-name="T22">: </text:span><text:span text:style-name="T16">Easy build scripts for Mac OS</text:span></text:p>
      <text:p text:style-name="P9"><text:span text:style-name="T5">o </text:span><text:span text:style-name="T18">windows </text:span><text:span text:style-name="T5">: </text:span><text:span text:style-name="T6">Easy build scripts for window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,Bold1" svg:font-family="'Calibri,Bold'"/>
    <style:font-face style:name="Courier New,Bold1" svg:font-family="'Courier New,Bold'"/>
    <style:font-face style:name="Mangal1" svg:font-family="Mangal"/>
    <style:font-face style:name="OpenSymbol" svg:font-family="OpenSymbol"/>
    <style:font-face style:name="Wingdings" svg:font-family="Wingdings"/>
    <style:font-face style:name="Calibri,Italic" svg:font-family="'Calibri,Italic'" style:font-family-generic="script"/>
    <style:font-face style:name="Calibri" svg:font-family="Calibri" style:font-family-generic="swiss"/>
    <style:font-face style:name="Calibri,Bold" svg:font-family="'Calibri,Bold'" style:font-family-generic="swiss"/>
    <style:font-face style:name="Calibri,Italic1" svg:font-family="'Calibri,Italic'" style:font-family-generic="swiss"/>
    <style:font-face style:name="Cambria" svg:font-family="Cambria" style:font-family-generic="swiss"/>
    <style:font-face style:name="Cambria,Bold" svg:font-family="'Cambria,Bold'" style:font-family-generic="swiss"/>
    <style:font-face style:name="Courier New,Bold" svg:font-family="'Courier New,Bold'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1T09:58:30.76</meta:creation-date>
    <dc:date>2012-12-11T10:49:20.81</dc:date>
    <meta:editing-duration>PT50M44S</meta:editing-duration>
    <meta:editing-cycles>11</meta:editing-cycles>
    <meta:generator>OpenOffice.org/3.3$Win32 OpenOffice.org_project/330m20$Build-9567</meta:generator>
    <meta:document-statistic meta:table-count="3" meta:image-count="0" meta:object-count="0" meta:page-count="9" meta:paragraph-count="333" meta:word-count="1525" meta:character-count="10028"/>
  </office:meta>
</office:document-meta>
</file>